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<text:span text:style-name="Emphasis">emphasis</text:span> 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style:font-name-asian="Droid Sans Fallback1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9-25T00:09:42</dc:date>
    <dc:creator>Stefan Merten</dc:creator>
    <meta:editing-duration>P0D</meta:editing-duration>
    <meta:editing-cycles>2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